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e92" officeooo:paragraph-rsid="0002de92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span text:style-name="T1"><text:text-input text:description="JooScript">${name}</text:text-input>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6:18:12.645567533</meta:creation-date>
    <dc:date>2015-06-26T16:28:08.072348091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5" meta:character-count="16" meta:non-whitespace-character-count="15"/>
  </office:meta>
</office:document-meta>
</file>